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9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05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0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.318cm" fo:margin-right="0cm" fo:text-indent="0cm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2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2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2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2" fo:font-size="35pt" fo:font-weight="bold" style:font-size-asian="35pt" style:font-weight-asian="bold" style:font-size-complex="35pt" style:font-weight-complex="bold"/>
    </style:style>
    <style:style style:name="T6" style:family="text">
      <style:text-properties style:font-name="Liberation Sans Narrow" fo:font-size="36pt" fo:font-weight="normal" style:font-size-asian="36pt" style:font-weight-asian="normal" style:font-size-complex="36pt" style:font-weight-complex="normal"/>
    </style:style>
    <style:style style:name="T7" style:family="text">
      <style:text-properties style:font-name="Liberation Sans Narrow" fo:font-size="35pt" fo:font-weight="bold" style:font-size-asian="35pt" style:font-weight-asian="bold" style:font-size-complex="35pt" style:font-weight-complex="bold"/>
    </style:style>
    <style:style style:name="T8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9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3.571cm" svg:x="1.524cm" svg:y="0.508cm">
          <draw:text-box>
            <text:p text:style-name="P1"><text:span text:style-name="T1">HYMN #586</text:span></text:p>
            <text:p text:style-name="P1"><text:span text:style-name="T2">“</text:span><text:span text:style-name="T2">Preach You the Word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">
        <office:forms form:automatic-focus="false" form:apply-design-mode="false"/>
        <draw:frame draw:style-name="gr3" draw:text-style-name="P2" draw:layer="layout" svg:width="25.204cm" svg:height="7.344cm" svg:x="1.49cm" svg:y="0.616cm">
          <draw:text-box>
            <text:p text:style-name="P1"><text:span text:style-name="T3">1. </text:span><text:span text:style-name="T4">Preach you the Word </text:span><text:span text:style-name="T5">and plant it home</text:span><text:span text:style-name="T4"><text:line-break/></text:span><text:span text:style-name="T4">To men who like or like it not,</text:span><text:span text:style-name="T4"><text:line-break/></text:span><text:span text:style-name="T4">The Word that shall endure and stand</text:span><text:span text:style-name="T4"><text:line-break/></text:span><text:span text:style-name="T4">When flow’rs and men shall be forgo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_31_030_25_20Wt._25_20Intro">
        <office:forms form:automatic-focus="false" form:apply-design-mode="false"/>
        <draw:frame draw:style-name="gr4" draw:text-style-name="P2" draw:layer="layout" svg:width="24.892cm" svg:height="7.366cm" svg:x="1.52cm" svg:y="0.598cm">
          <draw:text-box>
            <text:p text:style-name="P1"><text:span text:style-name="T3">2. </text:span><text:span text:style-name="T4">We know how hard, O Lord, the task</text:span><text:span text:style-name="T4"><text:line-break/></text:span><text:span text:style-name="T4">Your servant bade us undertake:</text:span><text:span text:style-name="T4"><text:line-break/></text:span><text:span text:style-name="T4">To preach Your Word and never ask</text:span><text:span text:style-name="T4"><text:line-break/></text:span><text:span text:style-name="T4">What prideful profit it may mak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_31_030_25_20Wt._25_20Intro">
        <office:forms form:automatic-focus="false" form:apply-design-mode="false"/>
        <draw:frame draw:style-name="gr5" draw:text-style-name="P2" draw:layer="layout" svg:width="24.892cm" svg:height="7.011cm" svg:x="1.477cm" svg:y="0.549cm">
          <draw:text-box>
            <text:p text:style-name="P1"><text:span text:style-name="T3">3. </text:span><text:span text:style-name="T4">The sower sows; his reckless love</text:span><text:span text:style-name="T4"><text:line-break/></text:span><text:span text:style-name="T4">Scatters abroad the goodly seed,</text:span><text:span text:style-name="T4"><text:line-break/></text:span><text:span text:style-name="T4">Intent alone that all may have</text:span><text:span text:style-name="T4"><text:line-break/></text:span><text:span text:style-name="T4">The wholesome loaves that </text:span><text:span text:style-name="T5">all men ne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030_25_20Wt._25_20Intro">
        <office:forms form:automatic-focus="false" form:apply-design-mode="false"/>
        <draw:frame draw:style-name="gr6" draw:text-style-name="P2" draw:layer="layout" svg:width="25.654cm" svg:height="6.35cm" svg:x="1.27cm" svg:y="0.508cm">
          <draw:text-box>
            <text:p text:style-name="P1"><text:span text:style-name="T6">4.</text:span><text:span text:style-name="T7">Though some be snatched and some be scorched</text:span><text:span text:style-name="T8"><text:line-break/></text:span><text:span text:style-name="T8">And some be choked and matted flat,</text:span><text:span text:style-name="T8"><text:line-break/></text:span><text:span text:style-name="T8">The sower sows; his heart cries out,</text:span><text:span text:style-name="T8"><text:line-break/></text:span><text:span text:style-name="T8">“Oh, what of that, and what of that?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_31_030_25_20Wt._25_20Intro">
        <office:forms form:automatic-focus="false" form:apply-design-mode="false"/>
        <draw:frame draw:style-name="gr7" draw:text-style-name="P2" draw:layer="layout" svg:width="24.384cm" svg:height="7.11cm" svg:x="1.778cm" svg:y="0.51cm">
          <draw:text-box>
            <text:p text:style-name="P1"><text:span text:style-name="T3">5. </text:span><text:span text:style-name="T4">Of all his scattered plenteousness</text:span><text:span text:style-name="T4"><text:line-break/></text:span><text:span text:style-name="T4">One-fourth waves ripe on hill and flat,</text:span><text:span text:style-name="T4"><text:line-break/></text:span><text:span text:style-name="T4">And bears a harvest hundredfold:</text:span><text:span text:style-name="T4"><text:line-break/></text:span><text:span text:style-name="T4">“Ah, what of that, Lord, what of that!”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_31_030_25_20Wt._25_20Intro">
        <office:forms form:automatic-focus="false" form:apply-design-mode="false"/>
        <draw:frame draw:style-name="gr8" draw:text-style-name="P2" draw:layer="layout" svg:width="25.465cm" svg:height="12.651cm" svg:x="1.205cm" svg:y="0.645cm">
          <draw:text-box>
            <text:p text:style-name="P1"><text:span text:style-name="T3">6. </text:span><text:span text:style-name="T4">Preach you the Word and plant it home</text:span><text:span text:style-name="T4"><text:line-break/></text:span><text:span text:style-name="T4">And never faint; the Harvest Lord</text:span><text:span text:style-name="T4"><text:line-break/></text:span><text:span text:style-name="T4">Who gave the sower seed to sow</text:span><text:span text:style-name="T4"><text:line-break/></text:span><text:span text:style-name="T4">Will watch and tend His planted Word.</text:span></text:p>
            <text:p text:style-name="P4"><text:span text:style-name="T9"><text:line-break/></text:span><text:span text:style-name="T9"> <text:s text:c="4"/></text:span><text:span text:style-name="T9">© 1971 The Franzmann Family.</text:span></text:p>
            <text:p text:style-name="P4"><text:span text:style-name="T9"><text:s text:c="5"/></text:span><text:span text:style-name="T9">Used by permission:</text:span></text:p>
            <text:p text:style-name="P4"><text:span text:style-name="T9"><text:s text:c="5"/></text:span><text:span text:style-name="T9">LSB Hymn License</text:span></text:p>
            <text:p text:style-name="P4"><text:span text:style-name="T9"><text:s text:c="5"/></text:span><text:span text:style-name="T9">.NET, no. 100011038.</text:span></text:p>
            <text:p text:style-name="P4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2:35:38.727000000</meta:creation-date>
    <dc:title>bluwht blank</dc:title>
    <meta:editing-duration>PT9M59S</meta:editing-duration>
    <meta:editing-cycles>6</meta:editing-cycles>
    <meta:generator>LibreOffice/6.1.5.2$Windows_X86_64 LibreOffice_project/90f8dcf33c87b3705e78202e3df5142b201bd805</meta:generator>
    <dc:date>2019-04-24T15:20:35.539000000</dc:date>
    <meta:document-statistic meta:object-count="53"/>
  </office:meta>
</office:document-meta>
</file>